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ITLEMENT FOR EARNED LEAVES</text:p>
      <text:p text:style-name="P1"/>
      <text:p text:style-name="P2">An employee is entitled to 16 working days of paid Earned Vacation every year. The leave entitlement for the year is prorated on a quarterly basis to arrive at the quarterly entitlement. The entitlement for each quarter is credited to the employee's leave balance at the end of that quarter. Earned vacation is credited on a pro rata basis for trainees and probationers on completion of the first calendar quarter after the date of joining and thereafter, at the end of each subsequent calendar quarter. Confirmed employees may avail earned vacation in advance, upto a maximum of 16 days OR the pro rated entitlement of the employee for that year, whichever is less. Approval of advance earned vacation is at the discretion of the employee's Supervisor. Unutilised leave may be carried forward to the next financial year upto a maximum of 48 leave days. Number of days in excess of 48, accumulated up to that date are treated as “surplus” and encashed in the last payroll cycle in the financial year. The formula for leave encashment is as follows: Encashment Amount = (Last Drawn Basic/working dats in month*) X Number of leave days to be encashed. The year for the purpose of Leave accounting is April to March.</text:p>
      <text:p text:style-name="P2"/>
      <text:p text:style-name="P1">AVAILING THE BENEFIT OF CASUAL LEAVES</text:p>
      <text:p text:style-name="P2"/>
      <text:p text:style-name="P2">Employees may apply for leave any number of times during the year, subject to availability of balance. Leave may be applied for a minimum of half a day and for a maximum of 3 consecutive days in each request. The leave may be prefixed and/or suffixed with other leave types/weekends/statutory holidays. Intervening weekends and holidays are not counted as Casual Leave days. The leave days in a request cannot span across financial years. Leave may be applied after availing the same, however it must be applied within 3 working days of reporting back from leave. If not applied within this period, the supervisors may use their discretion to convert this into Loss of Pay.</text:p>
      <text:p text:style-name="P2"/>
      <text:p text:style-name="P1">SPECIAL SCENARIOS FOR FLEXI LEAVES</text:p>
      <text:p text:style-name="P1"/>
      <text:p text:style-name="P2">New Joinee: Employees who join on or after 1<text:span text:style-name="T1">st</text:span> July during the calendar year may avail of only the TCS predefined holidays remaining in that calendar year and the option to select a Flexi Holiday will not be available. Employee gors on a long Term International Assignment: India holidays shall be applicable for employees located in India only. In case of employees on an international assignment, holidays defined in India including Flexi Holidays will not be applicable. If an associate has already selected his or her Flexi holidays but is scheduled to travel on an international assignment prior to availing it, the associate will not be able to avail the Flexi Holiday if no Flexi Holiday options are available from the predefined list before the date of travel. Employee is transferred (Domestic): In case, an associate is moving to a branch where the employee-opted Flexi holiday is already a TCS defined holiday, the employee must cancel the selected Flexi Holiday and select an alternate Flexi holiday available. Cancellations must be completed prior to the holiday.</text:p>
      <text:p text:style-name="P2"/>
      <text:p text:style-name="P1">AVAILING THE BENEFIT OF MATERNITY LEAVE</text:p>
      <text:p text:style-name="P1"/>
      <text:p text:style-name="P2">Eligible employees may apply for maternity leave any number of times during their tenure in TCS, but only one maternity leave request will be permitted in the same instance of pregnancy. In case of Child Birth leave may be applied for a minimum of 6 weeks and up to a maximum of 26 weeks. The leave may be prefixed and/or suffixed with other leave types/weekends/statutory holidays. The other leave types/weekends/statutory holidays will be considered as leave days. The leave days in a request may span across financial years. All the leave days in a request should be availed continuously without any break. For example an employee proceeds on leave on 15 March, thereafter delivers a child on 01 April and resumes work after 9 weeks of leave, i.e. 17 May. In this scenario the remaining 17 weeks of maternity leave expire and cannot be applied again at a later <text:soft-page-break/>date. Maternity leave should be planned well in advance i.e. At least 4 weeks before availing the same (except in situations of a medical emergency wherein prior planing may not be possible). An employee who avails maternity leave (for any maternity reason) should submit a medical certificate sustaining the reason for leave to the IOU / Branch HR.</text:p>
      <text:p text:style-name="P2"/>
      <text:p text:style-name="P1">REPORTING BACK FROM ADOPTION LEAVE (FOR ANY LEAVE DURATION OF 30 CALENDAR DAYS OR LONGER):</text:p>
      <text:p text:style-name="P1"/>
      <text:p text:style-name="P2">For any leave duration of 30 calendar days or longer, on returnoing from leave the employee is required to complete the Leave End Reporting Form (LERF) and the same should be approved. Note: LERF is a formal notification from the employee to TCS about his or her reporting back after leave; it captures the date of reporting. Submission of LERF in Global ESS immediately after the approved leave period is mandatory, even if the employee has availed a combination of different leave types resulting in a total leave duration of 30 days or longer. Non-availability of an approved LERF record on Ultimatix within 15 days of the approved leave end date will result in change of assignment status to 'Salary Suspended'. Note: in case employees wish to further extend their leave duration, subject to availability of balance and supervisor approval, they are required to raise a new leave request and ensure it is fully approved on or before the end date of the last approved leave record in the system.</text:p>
      <text:p text:style-name="P2"/>
      <text:p text:style-name="P1">LWP REASONS AND APPROVAL</text:p>
      <text:p text:style-name="P1"/>
      <text:p text:style-name="P2">LPW is event driven and an employeee may avail LWP for the following reasons: Educational purposes – To pursue courses relevant to further career options in TCS. Medical reasons (Own illness). Joining spouse (who is also a TCS employee on a International Assignment. Child care reasons. LWP for Child Care may be availed for up to two children including legally adopted children, and provided the child is less than six years of age as on LWP start date. Child's board exams. LWP for child's board exams may be availed in the year of the child's board exams. Caring for major illness of an immediate Family Member – Immediate family includes children, spouse, parents, and parents-in-law. Employees may apply for LWP multiple times during his or her tenure in TCS, unless specifically limited in this policy based on the reasons for LWP. All LWP requests are subject to due approvals from the immediate Supervisor and Regional HR Head. The Regional HR head, after receiving inputs from the supervisor, will evaluate the LWP request taking into consideration various parameters, including but not limited to: Reason for the LWP request, relevance of the course for which the request is being made (in case of LWP for Educational Purposes), current and past performance, employee's overall record, existing commitments to the role, any existing agreements, past utilisation records, allocation prospects at the time of retruning from LWP, and so on. Regional HR head may reject a LWP request if they find that it is not in line with the policy provisions or not meeting the objectives under which this benefit is applicable.</text:p>
      <text:p text:style-name="P2"/>
      <text:p text:style-name="P1">SAFETY OF WOMEN ASSOCIATES IN TRANSIT DURING TRAVEL</text:p>
      <text:p text:style-name="P1"/>
      <text:p text:style-name="P2">Some aspects of travel that women associates should, as a matter of routine, incorporate in to their travel planning and preparation procedures are as follows. Store the numbers of the local police and key emergency contacts on your mobile phones. Also, assign speed dial facility to important numbers. Maintain enough balance in your phone, to make emergency calls. For the utmost safety while travelling, women should: Avoid entering an unknown vehicle. Confirm the driver's identity and authenticity before entering a vehicle. Notify family memebers about the vehicle number, route and expected time of arrival. This information should be conveyed in an overt manner, so thatthe driver / passengers know that these details have been conveyed to the family members. Avoid sitting on front seats and preferably sit in the rear seat (and after ensuring that the child lock is not on since this may prevent you from getting out of the vehicle). Check that the handle of the door and <text:soft-page-break/>window lever are in working condition before getting into the vehicle.do not discuss personal matters or immediate plans in the vehicle. Remain alert and do not wear expensive jewellery. Do not travel alone with the driver even for a short distance. Request a male associate to accompany you even if it means travelling a litlle extra for him. It is advisable to carry chilly powder/pepper/mace spray while travelling for the purpose of defence. Avoid withdrawing money from ATMs / banks en route. Practice self defence. Try to travel in groups with other associates. Avoid travelling late at night on two wheelers. If driving alone at night, lock the doors of the vehicle for safety. Do not pull over if the driver of a vehicle driving alongside points at your car pretending something is wrong. If this happens, drive to the nearest well-lit and populated petrol pump and look the car over yourself (or ask an attendant). Never pull over. Divide money for small and larger purchases, so you don't have to expose a wad of money. Have cash ready for sundry purchases, tolls, auto rickshaws, porters, and doormen. Be alert in parking lots. Don't park in dark corners. If you go to a amall or grocery store at night, don't be shy about asking for an escort to your car. Check your back seat before entering the car to ensure no one is hiding there. Be aware of your surroundings by looking to the left and right and behind you iwth your head up all the time. You may appear paranoid and look funny to others, but an attacker will think twice about approaching someone who appears so aware of what's going on. Do not ever trust a clean cut, honest looking stranger. Most criminals do not look like monsters. They often look like they could be your friendly grocer, waiter, neighbour, or doctor. Ultimately, you are responsible for your own safety. By knwoing and remembering a few basic prrecautions, you can minimise the risk of any incident. Also, keep the following points in mind towards your personal security. Try to look and act confident; look like you know where you are going and walk tall. Always be alert and aware of your surroundings. If something looks suspicious, avoid the situation.</text:p>
      <text:p text:style-name="P2"/>
      <text:p text:style-name="P1">PROVISIONS FOR <text:s/>TCS GLOBAL WORKING HOURS POLICY</text:p>
      <text:p text:style-name="P1"/>
      <text:p text:style-name="P2">It is mandatory for all TCS employees to adhere to the Working Hours as defined below. TCS follows a 5 day working week from Monday to Friday. The Working Hours for TCS are difined as 45 hours per week. The break time would be as per the provisions of the Shops &amp; Establishments Act of the respective State in which the employee is employed. The break is not included in the mandatory 45 working hours per week. The work timings may vary across locations and all employees are expected to adhere to the work timings defined for their respective location. TCS has a global client base with a commitment of 24 x 7 customer support, hence employees may be required to work in shifts due to business reasons. All employees who work in a shift (other than the general shift) should comply to the following. The shift timings should be based on project requirements. The shift timings should be approved by the project owner. The employee should work for the minimum/required working hours per day and per week irrespective of the shift timings. All employees should comply with the working hours policy irrespective of the project to which they are allocated. Employees working at client sites and/or on client projects are expected to adhere to TCS working hours and working timings unless explicitly informed otherwise by the respective IOU/Location HR. An employee should fill timesheets based on the actual number of hours he or she works during the day. An employee may need to work extra hours beyond the defined working hours inorder to respect work commitments made to clients and to ensure business continuity for the organisation. Refer to TCS India policy -Extended working hours for definition of 'Extended Working Hours' and benefits related to the same.</text:p>
      <text:p text:style-name="P2"/>
      <text:p text:style-name="P1">TERMS AND CONDITIONS OF TCS GLOBAL WORKING HOURS POLICY</text:p>
      <text:p text:style-name="P1"/>
      <text:p text:style-name="P2">All support groups in a location are responsible to ensure that their respective services (Company transport, infrastructure services, helpdesk, etc.) are available for employees during the defined working timings for that location. Supervisors are responsible to ensure that employees who report to them comply with the working hours policy. The supervisor should record instances of non-<text:soft-page-break/>compliance and in scenarios of frequent recurrence, initiate disciplinary action through the Location HR wherever required. TCS reserves the right to change or discontinue any/all provision/s of this policy; at any point of time. If any provision of this policy conflicts witht the offer letter issued to the employee at the time of joining, in such a case, the provisions of this policy will apply.</text:p>
      <text:p text:style-name="P2"/>
      <text:p text:style-name="P1">APPLICABILITY AND SCOPE OF TCS GLOBAL SOCIAL MEDIA POLICY</text:p>
      <text:p text:style-name="P1"/>
      <text:p text:style-name="P2">the TCS Global Social Media Policy is a part of the Corporate Compliance Framework and applies to usage of both external social media and Tcs internal corporate social network (Knome) by the user(s). Users are hereby required to comply witht his Social Media Policy as a condition of their employment with TCS and access to the social media. Wherever any activity or clause within this policy conflicts with the local country laws and/or TCS's locally established policy, the local country law or local policy will prevail over this policy. The associate must refer to the employee handbook of that particular country and consult the local HR in case of any confusion and guidance.</text:p>
      <text:p text:style-name="P2"/>
      <text:p text:style-name="P1">PURPOSE OF TCS GLOBAL SOCIAL MEDIA POLICY</text:p>
      <text:p text:style-name="P1"/>
      <text:p text:style-name="P2">Through this policy, TCS endeacours to: Encourage the use of social media for individual and business benefit. Empower the employee to be aligned with corporate vision and goals and create a high performing and innovative organisation. Otimally leverage social media as a way to conduct our working or business. Increase interconnectivity and foster an environment to exchange ideas. While reaping the benefits of inappropriate usage or misuse of such social media and provide referential guidelines for ethical and appropriate use by the user in his or her professional as well as personal capacity. By accessing social media, you will be deemed to have accepted the terms in the social media. Queries relating to this policy may be directed to the TCS Corporate Communications team.</text:p>
      <text:p text:style-name="P2"/>
      <text:p text:style-name="P1">ELIGIBILITY OF TCS INDIA LOCAL CONVEYANCE POLICY</text:p>
      <text:p text:style-name="P1"/>
      <text:p text:style-name="P2">This policy is applicable to all full time employees, business associates, contract consultants, ACE interns and academic interns.</text:p>
      <text:p text:style-name="P2"/>
      <text:p text:style-name="P1">PROVISIONS IN TCS INDIA LOCAL CONVEYANCE POLICY</text:p>
      <text:p text:style-name="P1"/>
      <text:p text:style-name="P2">An employee in eligible for a reimbursement of conveyance expenses wherever he/she needs to commute beyond regular work location. TCS will reimburse taxi fare or 1<text:span text:style-name="T1">st</text:span> class local train fare to the nearest station. The reimbursement is on actual expenses and subject to a maximum of point to point taxi fare.</text:p>
      <text:p text:style-name="P2"/>
      <text:p text:style-name="P1">TERMS AND CONDITIONS OF TCS INDIA CONVEYANCE POLICY</text:p>
      <text:p text:style-name="P1"/>
      <text:p text:style-name="P2"><text:s/>All payments are in INR only. All reimbursements are through a direct deposit in the employee's ERA account. All expenses related to entitlements in this policy are booked against the respective project WON/SWON. Requests for reimbursement will not be processed without submission of valid proof (bills for conveyance wherever possible). TCS reserves the right to change or discontinue any/all provision/s of this policy including but not limited to the entitlement, and procedure; at any point of time. In case the employee commutes together with another employee/s to the same destination (i.e. Shares a taxi), reimbursement of the full amount may be claimed only by one employee on behalf of all. The employee should mention this while filing the reimbursement request.</text:p>
      <text:p text:style-name="P2"/>
      <text:p text:style-name="P1"/>
      <text:p text:style-name="P1"><text:soft-page-break/>PROCEDURE TO CREATE REIMBURSEMENT REQUEST UNDER TCS INDIA CONVEYANCE POLICY</text:p>
      <text:p text:style-name="P1"/>
      <text:p text:style-name="P2">The employee fills the expense form under Claims and Advances in Global ESS section of ultimatix. To ensure compliance with Goods and Service Tax (GST) norms, certain mandatory requirements will need to be provided at the time of submission of claim requests. These may include confirmation on availability of Vendor GST registration number and the details of such number where it exists; details on whether the claim pertains to goods or services; details of invoice and so on. Employees are expected to cooperate with the same. The employee forwards the same for approval along with the supporting documents to the employee claim reimbursement team as proof of expense. For all claim requests which mandatorily require submission of proof of expense, self-attested scanned proofs must be submitted in GESS, irrespective of the amount being claimed. The claim will be processed based on scanned copies of bills/receipts uploaded in GESS along with the claim request. However employees are expected to retain the original documentary evidence/valid bills of expenses incurred, for re-submission in future, if required.</text:p>
      <text:p text:style-name="P2"/>
      <text:p text:style-name="P1">GENERAL PROVISIONS UNDER TCS INDIA EDUCATION ASSISTANCE POLICY</text:p>
      <text:p text:style-name="P1"/>
      <text:p text:style-name="P2">Education assistance is provided to an employee only once during his or her tenure in TCS. An employee's request for Education Assistance will need to be approved by the immediate supervisor, the IOU head, IOU HR head and regional HR head. It is the employee's responsibility to secure an admission for the program. TCS may provide an experience certificate to the employee on request.</text:p>
      <text:p text:style-name="P2"/>
      <text:p text:style-name="P1">PROVISIONS UNDER TCS INDIA PERFORMANCE PAY POLICY</text:p>
      <text:p text:style-name="P1"/>
      <text:p text:style-name="P2">The compensation structure at TCS consists of two components: Fixed Pay and Variable Pay. Performance pay forms a significant part of the variable pay component of the employee's compensation. For a new joinee, the term 'Performance Pay' is called 'Variable Allowance/Pay' in the offer letter. Performance pay is based on employee's grade and tenure, employee's performance as evaluated during the appraisal process, the performance of the IOU to which the employee belongs, the overall performance of the organisation during the defined period. Performance pay may be desbursed as one or more components. Performance pay details communicated to the employees through compensation letters that are issued at the completion of various milestones. The performance pay components will be applicable only if mentioned in the latest compensation letter. The performance pay is paid as a component of the salary and processed through the monthly payroll. Performance pay shall be treated as a productivity bonus in lieu of statutory profit bon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ushpam Punjabi</meta:initial-creator>
    <meta:creation-date>2019-02-26T15:16:43.23</meta:creation-date>
    <dc:date>2019-02-27T14:54:21.81</dc:date>
    <dc:creator>Pushpam Punjabi</dc:creator>
    <meta:editing-duration>PT21H41M2S</meta:editing-duration>
    <meta:editing-cycles>3</meta:editing-cycles>
    <meta:generator>OpenOffice/4.1.2$Win32 OpenOffice.org_project/412m3$Build-9782</meta:generator>
    <meta:document-statistic meta:table-count="0" meta:image-count="0" meta:object-count="0" meta:page-count="5" meta:paragraph-count="34" meta:word-count="3048" meta:character-count="18577"/>
  </office:meta>
</office:document-meta>
</file>